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Sheet 1" table:style-name="ta1">
        <office:forms form:automatic-focus="false" form:apply-design-mode="false"/>
        <table:shapes>
          <draw:frame draw:z-index="0" draw:style-name="gr1" draw:text-style-name="P1" svg:width="8.0327in" svg:height="5.0413in" svg:x="2.7098in" svg:y="0.2189in">
            <draw:object draw:notify-on-update-of-ranges="'Sheet 1'.A2:'Sheet 1'.A21 'Sheet 1'.B2:'Sheet 1'.B21 'Sheet 1'.C2:'Sheet 1'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7087in" svg:height="4.8984in" svg:x="10.826in" svg:y="0.2374in">
            <draw:object draw:notify-on-update-of-ranges="'Sheet 1'.A2:'Sheet 1'.A21 'Sheet 1'.B2:'Sheet 1'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istance</text:p>
          </table:table-cell>
          <table:table-cell table:number-columns-repeated="2" table:style-name="ce1" office:value-type="string" calcext:value-type="string">
            <text:p>Throughput 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1483.86" calcext:value-type="float">
            <text:p>21483.86</text:p>
          </table:table-cell>
          <table:table-cell table:style-name="ce1" office:value-type="float" office:value="11104.08" calcext:value-type="float">
            <text:p>11104.0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1450.09" calcext:value-type="float">
            <text:p>21450.09</text:p>
          </table:table-cell>
          <table:table-cell table:style-name="ce1" office:value-type="float" office:value="10615.15" calcext:value-type="float">
            <text:p>10615.1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1352.18" calcext:value-type="float">
            <text:p>21352.18</text:p>
          </table:table-cell>
          <table:table-cell table:style-name="ce1" office:value-type="float" office:value="11068.78" calcext:value-type="float">
            <text:p>11068.78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190.52" calcext:value-type="float">
            <text:p>15190.52</text:p>
          </table:table-cell>
          <table:table-cell table:style-name="ce1" office:value-type="float" office:value="10899.59" calcext:value-type="float">
            <text:p>10899.59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5730.86" calcext:value-type="float">
            <text:p>15730.86</text:p>
          </table:table-cell>
          <table:table-cell table:style-name="ce1" office:value-type="float" office:value="10604.4" calcext:value-type="float">
            <text:p>10604.4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2063.01" calcext:value-type="float">
            <text:p>12063.01</text:p>
          </table:table-cell>
          <table:table-cell table:style-name="ce1" office:value-type="float" office:value="7733.97" calcext:value-type="float">
            <text:p>7733.97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9485.19" calcext:value-type="float">
            <text:p>9485.19</text:p>
          </table:table-cell>
          <table:table-cell table:style-name="ce1" office:value-type="float" office:value="7912.91" calcext:value-type="float">
            <text:p>7912.91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0039.45" calcext:value-type="float">
            <text:p>10039.45</text:p>
          </table:table-cell>
          <table:table-cell table:style-name="ce1" office:value-type="float" office:value="7841.54" calcext:value-type="float">
            <text:p>7841.54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9824.4" calcext:value-type="float">
            <text:p>9824.4</text:p>
          </table:table-cell>
          <table:table-cell table:style-name="ce1" office:value-type="float" office:value="6113.82" calcext:value-type="float">
            <text:p>6113.82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7191.52" calcext:value-type="float">
            <text:p>7191.52</text:p>
          </table:table-cell>
          <table:table-cell table:style-name="ce1" office:value-type="float" office:value="6060.22" calcext:value-type="float">
            <text:p>6060.22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7488.77" calcext:value-type="float">
            <text:p>7488.77</text:p>
          </table:table-cell>
          <table:table-cell table:style-name="ce1" office:value-type="float" office:value="6070.55" calcext:value-type="float">
            <text:p>6070.55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008.75" calcext:value-type="float">
            <text:p>7008.75</text:p>
          </table:table-cell>
          <table:table-cell table:style-name="ce1" office:value-type="float" office:value="4837.14" calcext:value-type="float">
            <text:p>4837.14</text:p>
          </table:table-cell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3716.61" calcext:value-type="float">
            <text:p>3716.61</text:p>
          </table:table-cell>
          <table:table-cell table:style-name="ce1" office:value-type="float" office:value="4959.95" calcext:value-type="float">
            <text:p>4959.95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213.59" calcext:value-type="float">
            <text:p>4213.59</text:p>
          </table:table-cell>
          <table:table-cell table:style-name="ce1" office:value-type="float" office:value="5015.27" calcext:value-type="float">
            <text:p>5015.27</text:p>
          </table:table-cell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4294.59" calcext:value-type="float">
            <text:p>4294.59</text:p>
          </table:table-cell>
          <table:table-cell table:style-name="ce1" office:value-type="float" office:value="5021.67" calcext:value-type="float">
            <text:p>5021.67</text:p>
          </table:table-cell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942.17" calcext:value-type="float">
            <text:p>3942.17</text:p>
          </table:table-cell>
          <table:table-cell table:style-name="ce1" office:value-type="float" office:value="4938.99" calcext:value-type="float">
            <text:p>4938.99</text:p>
          </table:table-cell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622.6" calcext:value-type="float">
            <text:p>2622.6</text:p>
          </table:table-cell>
          <table:table-cell table:style-name="ce1" office:value-type="float" office:value="4256.41" calcext:value-type="float">
            <text:p>4256.41</text:p>
          </table:table-cell>
        </table:table-row>
        <table:table-row table:style-name="ro1">
          <table:table-cell table:style-name="ce1" office:value-type="float" office:value="1550" calcext:value-type="float">
            <text:p>1550</text:p>
          </table:table-cell>
          <table:table-cell table:style-name="ce1" office:value-type="float" office:value="505.49" calcext:value-type="float">
            <text:p>505.49</text:p>
          </table:table-cell>
          <table:table-cell table:style-name="ce1" office:value-type="float" office:value="3509.63" calcext:value-type="float">
            <text:p>3509.63</text:p>
          </table:table-cell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3610.04" calcext:value-type="float">
            <text:p>3610.04</text:p>
          </table:table-cell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float" office:value="3651.01" calcext:value-type="float">
            <text:p>3651.01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08:17:25.413530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0T08:18:38.995689904</dc:date>
    <meta:editing-duration>PT7M</meta:editing-duration>
    <meta:editing-cycles>2</meta:editing-cycles>
    <meta:generator>LibreOffice/6.4.2.2$Linux_X86_64 LibreOffice_project/40$Build-2</meta:generator>
    <meta:document-statistic meta:table-count="1" meta:cell-count="6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04cm" svg:height="12.806cm" xlink:href=".." xlink:type="simple" chart:class="chart:line" chart:style-name="ch1">
        <chart:legend chart:legend-position="end" svg:x="17.578cm" svg:y="5.855cm" style:legend-expansion="high" chart:style-name="ch2"/>
        <chart:plot-area chart:style-name="ch3" table:cell-range-address="'Sheet 1'.A2:'Sheet 1'.C21" chart:data-source-has-labels="both" svg:x="1.419cm" svg:y="0.256cm" svg:width="15.751cm" svg:height="11.313cm">
          <chartooo:coordinate-region svg:x="2.728cm" svg:y="0.256cm" svg:width="14.301cm" svg:height="9.984cm"/>
          <chart:axis chart:dimension="x" chart:name="primary-x" chart:style-name="ch4" chartooo:axis-type="auto">
            <chartooo:date-scale/>
            <chart:title svg:x="8.205cm" svg:y="11.825cm" chart:style-name="ch5">
              <text:p>Distance (m)</text:p>
            </chart:title>
            <chart:categories table:cell-range-address="'Sheet 1'.A2:'Sheet 1'.A21"/>
          </chart:axis>
          <chart:axis chart:dimension="y" chart:name="primary-y" chart:style-name="ch4">
            <chart:title svg:x="0.451cm" svg:y="7.544cm" chart:style-name="ch6">
              <text:p>Throughput (kbit/s)</text:p>
            </chart:title>
            <chart:grid chart:style-name="ch7" chart:class="major"/>
          </chart:axis>
          <chart:series chart:style-name="ch8" chart:values-cell-range-address="'Sheet 1'.B2:'Sheet 1'.B21" loext:label-string="relay" chart:class="chart:line">
            <chart:data-point chart:repeated="20"/>
          </chart:series>
          <chart:series chart:style-name="ch9" chart:values-cell-range-address="'Sheet 1'.C2:'Sheet 1'.C21" loext:label-string="no_relay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y</text:p>
              </table:table-cell>
              <table:table-cell office:value-type="string">
                <text:p>no_relay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'.A2:'Sheet 1'.A21</svg:desc>
                </draw:g>
              </table:table-cell>
              <table:table-cell office:value-type="float" office:value="21483.86">
                <text:p>21483.86</text:p>
                <draw:g>
                  <svg:desc>'Sheet 1'.B2:'Sheet 1'.B21</svg:desc>
                </draw:g>
              </table:table-cell>
              <table:table-cell office:value-type="float" office:value="11104.08">
                <text:p>11104.08</text:p>
                <draw:g>
                  <svg:desc>'Sheet 1'.C2:'Sheet 1'.C21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450.09">
                <text:p>21450.09</text:p>
              </table:table-cell>
              <table:table-cell office:value-type="float" office:value="10615.15">
                <text:p>10615.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352.18">
                <text:p>21352.18</text:p>
              </table:table-cell>
              <table:table-cell office:value-type="float" office:value="11068.78">
                <text:p>11068.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190.52">
                <text:p>15190.52</text:p>
              </table:table-cell>
              <table:table-cell office:value-type="float" office:value="10899.59">
                <text:p>10899.5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730.86">
                <text:p>15730.86</text:p>
              </table:table-cell>
              <table:table-cell office:value-type="float" office:value="10604.4">
                <text:p>10604.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063.01">
                <text:p>12063.01</text:p>
              </table:table-cell>
              <table:table-cell office:value-type="float" office:value="7733.97">
                <text:p>7733.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485.19">
                <text:p>9485.19</text:p>
              </table:table-cell>
              <table:table-cell office:value-type="float" office:value="7912.91">
                <text:p>7912.9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039.45">
                <text:p>10039.45</text:p>
              </table:table-cell>
              <table:table-cell office:value-type="float" office:value="7841.54">
                <text:p>7841.5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824.4">
                <text:p>9824.4</text:p>
              </table:table-cell>
              <table:table-cell office:value-type="float" office:value="6113.82">
                <text:p>6113.8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191.52">
                <text:p>7191.52</text:p>
              </table:table-cell>
              <table:table-cell office:value-type="float" office:value="6060.22">
                <text:p>6060.2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488.77">
                <text:p>7488.77</text:p>
              </table:table-cell>
              <table:table-cell office:value-type="float" office:value="6070.55">
                <text:p>6070.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008.75">
                <text:p>7008.75</text:p>
              </table:table-cell>
              <table:table-cell office:value-type="float" office:value="4837.14">
                <text:p>4837.1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716.61">
                <text:p>3716.61</text:p>
              </table:table-cell>
              <table:table-cell office:value-type="float" office:value="4959.95">
                <text:p>4959.9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213.59">
                <text:p>4213.59</text:p>
              </table:table-cell>
              <table:table-cell office:value-type="float" office:value="5015.27">
                <text:p>5015.2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4294.59">
                <text:p>4294.59</text:p>
              </table:table-cell>
              <table:table-cell office:value-type="float" office:value="5021.67">
                <text:p>5021.6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942.17">
                <text:p>3942.17</text:p>
              </table:table-cell>
              <table:table-cell office:value-type="float" office:value="4938.99">
                <text:p>4938.9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622.6">
                <text:p>2622.6</text:p>
              </table:table-cell>
              <table:table-cell office:value-type="float" office:value="4256.41">
                <text:p>4256.4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505.49">
                <text:p>505.49</text:p>
              </table:table-cell>
              <table:table-cell office:value-type="float" office:value="3509.63">
                <text:p>3509.6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.73">
                <text:p>1.73</text:p>
              </table:table-cell>
              <table:table-cell office:value-type="float" office:value="3610.04">
                <text:p>3610.04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.27">
                <text:p>1.27</text:p>
              </table:table-cell>
              <table:table-cell office:value-type="float" office:value="3651.01">
                <text:p>3651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21cm" svg:height="12.443cm" xlink:href=".." xlink:type="simple" chart:class="chart:line" chart:style-name="ch1">
        <chart:legend chart:legend-position="end" svg:x="19.481cm" svg:y="5.922cm" style:legend-expansion="high" chart:style-name="ch2"/>
        <chart:plot-area chart:style-name="ch3" table:cell-range-address="'Sheet 1'.A2:'Sheet 1'.B21" chart:data-source-has-labels="both" svg:x="1.453cm" svg:y="0.248cm" svg:width="17.586cm" svg:height="10.966cm">
          <chartooo:coordinate-region svg:x="2.762cm" svg:y="0.447cm" svg:width="15.853cm" svg:height="10.12cm"/>
          <chart:axis chart:dimension="x" chart:name="primary-x" chart:style-name="ch4" chartooo:axis-type="auto">
            <chartooo:date-scale/>
            <chart:title svg:x="9.501cm" svg:y="11.462cm" chart:style-name="ch5">
              <text:p>Distance</text:p>
            </chart:title>
            <chart:categories table:cell-range-address="'Sheet 1'.A2:'Sheet 1'.A21"/>
          </chart:axis>
          <chart:axis chart:dimension="y" chart:name="primary-y" chart:style-name="ch4">
            <chart:title svg:x="0.451cm" svg:y="7.376cm" chart:style-name="ch6">
              <text:p>Throughput (Kbit/s)</text:p>
            </chart:title>
            <chart:grid chart:style-name="ch7" chart:class="major"/>
          </chart:axis>
          <chart:series chart:style-name="ch8" chart:values-cell-range-address="'Sheet 1'.B2:'Sheet 1'.B21" loext:label-string="norelay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elay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'.A2:'Sheet 1'.A21</svg:desc>
                </draw:g>
              </table:table-cell>
              <table:table-cell office:value-type="float" office:value="21483.86">
                <text:p>21483.86</text:p>
                <draw:g>
                  <svg:desc>'Sheet 1'.B2:'Sheet 1'.B21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450.09">
                <text:p>21450.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352.18">
                <text:p>21352.1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190.52">
                <text:p>15190.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730.86">
                <text:p>15730.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063.01">
                <text:p>12063.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485.19">
                <text:p>9485.1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039.45">
                <text:p>10039.4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824.4">
                <text:p>9824.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191.52">
                <text:p>7191.5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488.77">
                <text:p>7488.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008.75">
                <text:p>7008.7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716.61">
                <text:p>3716.6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213.59">
                <text:p>4213.5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4294.59">
                <text:p>4294.5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942.17">
                <text:p>3942.1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622.6">
                <text:p>2622.6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505.49">
                <text:p>505.4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.27">
                <text:p>1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